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71076803468152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23cm, 3.724cm, 8.355cm, 2.496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06cm" svg:height="22.4cm" svg:x="0.991cm" svg:y="2.591cm">
          <draw:image xlink:href="Pictures/10000000000005E8000007E0071076803468152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2-27T13:25:56.655102017</dc:date>
    <meta:editing-duration>PT3M34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